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mitedDataBufferList.removeIf( Predicate &lt; ? super DataBuffer &gt;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mitedDataBufferList.add( int index , Data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mitedDataBufferList.addAll( int index , Collection &lt; ? extends DataBuffer &gt;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mitedDataBufferList.add( Data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mitedDataBufferLis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mitedDataBufferList.releaseAnd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mitedDataBufferList.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mitedDataBufferList.updateCount( int bytesToAd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imitedDataBufferList.addAll( Collection &lt; ? extends DataBuffer &gt;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mitedDataBufferList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mitedDataBufferList.LimitedDataBufferList( int maxByt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mitedDataBufferList.removeAll( Collection &lt; ?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mitedDataBufferList.set( int index , DataBuffer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mitedDataBufferList.raiseLimi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mitedDataBufferList.removeRange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